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color="#000000" loext:opacity="100%" fo:language="ru" fo:country="RU" officeooo:rsid="001a0ff2" officeooo:paragraph-rsid="001a0ff2" fo:background-color="#ffffff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language="ru" fo:country="RU" officeooo:rsid="001a0ff2" officeooo:paragraph-rsid="001a0ff2" fo:background-color="#ffffff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language="ru" fo:country="RU" officeooo:rsid="001bd21a" officeooo:paragraph-rsid="001bd21a" fo:background-color="#ffffff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language="ru" fo:country="RU" officeooo:paragraph-rsid="001bd21a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language="ru" fo:country="RU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language="ru" fo:country="RU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92e59"/>
    </style:style>
    <style:style style:name="T3" style:family="text">
      <style:text-properties fo:color="#000000" loext:opacity="100%" officeooo:rsid="001bd21a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bd21a"/>
    </style:style>
    <style:style style:name="T7" style:family="text">
      <style:text-properties fo:color="#c9211e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ля удешевления себестоимости металла и улучшения экологичности производства имеет смысл совершенствовать не только устройство электролизера, но и способы управления процессом электролиза. С этой целью в промышленных цехах производства алюминия создаются линии АСУТП (автоматическая система управления технологическим процессом), которые позволяют значительно повысить эффективность принятия решений при управлении процессом электролиза с целью повышения выхода алюминия и исключения негативного влияния человеческого фактора.</text:p>
      <text:p text:style-name="P6">АСУТП, ориентируясь на значения управляющих параметров, автоматически оценивают текущее состояние процесса электролиза и принимают управляющие решения по стабилизации и повышению эффективности процесса электролиза. В силу высокой температуры и агрессивности среды использование большинства приборов становится практически невозможно. В настоящее время расчет управляющих параметров происходит на основе полуэмпирических формул, в которые входят значения, которые получаются в результате физико-физических экспериментов (замеров), проводимых в реальном времен.</text:p>
      <text:p text:style-name="P4">Параметры управления выхода по току и потери по току и потерей выхода по току наглядно демонстрируют необходимость изменения режима работы процесса электролиза с целью изменения технологического режима работы.</text:p>
      <text:p text:style-name="P4"><text:span text:style-name="T1">Например, при МГД нестабильности возникает риск короткого замыкания, которое может привести к выходу из строя всего электролизера. Выход по току зависит от большого числа параметров: температуры, межполюсного расстояния (МПР), плотности тока, состава электролита, криолитового отношения (КО), конструкции, геометрии электролизеров, электромагнитных сил, поэтому эффективно реагирует на изменения на изменение параметров процесса, чем позволяет еще раз удостоверится в необходимости лучшего контроля над режимом работы ванны.</text:span></text:p>
      <text:p text:style-name="P2"><text:span text:style-name="T1"/></text:p>
      <text:p text:style-name="P1">Теоретическое количество алюминия, которое должно получиться при электролизе, вычисляется по закону Фарадея</text:p>
      <text:p text:style-name="P3"><text:span text:style-name="T1">Формула</text:span></text:p>
      <text:p text:style-name="P3"><text:span text:style-name="T1">где </text:span><text:span text:style-name="T4">F-</text:span><text:span text:style-name="T1">константа Фарадея </text:span><text:span text:style-name="T4">I-</text:span><text:span text:style-name="T1">сила тока и </text:span><text:span text:style-name="T4">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8:05:03.685000000</meta:creation-date>
    <dc:date>2024-05-09T14:39:06.509000000</dc:date>
    <meta:editing-duration>P1DT5H42M31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7" meta:word-count="232" meta:character-count="1971" meta:non-whitespace-character-count="1746"/>
  </office:meta>
</office:document-meta>
</file>